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d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1:46:52.259389000</meta:creation-date>
    <dc:date>2016-04-25T11:47:30.316206000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0.5.2$MacOSX_X86_64 LibreOffice_project/55b006a02d247b5f7215fc6ea0fde844b30035b3</meta:generator>
  </office:meta>
</office:document-meta>
</file>